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ser Story 5</text:p>
      <text:p text:style-name="Standard">„Auftrag Erteilung“</text:p>
      <text:p text:style-name="Standard"/>
      <text:p text:style-name="Standard">Misha Kaufmann loggt sich ein (es gibt ein Link aus der Homepage).</text:p>
      <text:p text:style-name="Standard">Füllt Web-Formular mit:</text:p>
      <text:list xml:id="list7475742501" text:style-name="L1">
        <text:list-item>
          <text:p text:style-name="P1">Lade und Verlade- Stationen</text:p>
        </text:list-item>
        <text:list-item>
          <text:p text:style-name="P1">Soll der Wagen plombiert werden</text:p>
        </text:list-item>
        <text:list-item>
          <text:p text:style-name="P1">Zeit und Datum ab wann Ladung kann abgeholt werden für jedes Ladepunkt</text:p>
        </text:list-item>
        <text:list-item>
          <text:p text:style-name="P1">Für jede Verladestation: Zeitspanne wann geliefert werden soll</text:p>
        </text:list-item>
        <text:list-item>
          <text:p text:style-name="P1">Art der Ladung</text:p>
        </text:list-item>
        <text:list-item>
          <text:p text:style-name="P1">Volumen</text:p>
        </text:list-item>
        <text:list-item>
          <text:p text:style-name="P1">Gewicht</text:p>
        </text:list-item>
        <text:list-item>
          <text:p text:style-name="P1">Preis</text:p>
        </text:list-item>
        <text:list-item>
          <text:p text:style-name="P1">Verfallszeitpunkt des Auftrages</text:p>
        </text:list-item>
        <text:list-item>
          <text:p text:style-name="P1">Zusätzliches Kommentar vom Auftraggeber (optional)</text:p>
        </text:list-item>
      </text:list>
      <text:p text:style-name="Standard"/>
      <text:p text:style-name="Standard">Evtl. kriegt eine Ablehnung (per Email) wenn System sofort sieht, dass Auftrag nicht erfüllt werden kann.</text:p>
      <text:p text:style-name="Standard">Andernfalls, kriegt eine Nachricht mit der Auftragsnummer.</text:p>
      <text:p text:style-name="Standard"/>
      <text:p text:style-name="Standard">Der Auftrag geht in den Pool aktiver Aufträge und wird dort bearbeitet vom System.</text:p>
      <text:p text:style-name="Standard"/>
      <text:p text:style-name="Standard">Sobald System erkennt dass <text:s/>Auftrag nicht erfüllt werden kann, kriegt M.Kaufmann eine Email.</text:p>
      <text:p text:style-name="Standard">Andernfalls, falls ein Fahrer es angenommen hat, kriegt Nachricht bzw. Bestättigung mit</text:p>
      <text:list xml:id="list1171987252" text:style-name="L2">
        <text:list-item>
          <text:p text:style-name="P2">Fahrzeug-Kennzeichen</text:p>
        </text:list-item>
        <text:list-item>
          <text:p text:style-name="P2">Evtl. weiter Informationen über Fahrer.</text:p>
        </text:list-item>
      </text:list>
      <text:p text:style-name="Standard"/>
      <text:p text:style-name="Standard">Folgendes erledigt (telefonisch) der Disponent:</text:p>
      <text:p text:style-name="Standard">Falls bis zum Verfallszeitpunkt (bzw. bis 1 Std. vor dem Zeitpunkt des Aufladens) der Auftrag noch nicht angenommen wurde kriegt M. Kaufmann eine Nachricht.</text:p>
      <text:p text:style-name="Standard">Software (UI für Disponen) wird den Disponent daran erinnern.</text:p>
      <text:p text:style-name="Standard"/>
      <text:p text:style-name="Standard">Weitere Besonderheiten (gewünscht):</text:p>
      <text:list xml:id="list1287665967" text:style-name="L3">
        <text:list-item>
          <text:p text:style-name="P3">Wenn Aufladung zwischen 8.00 und 12.00 morgen und Fahrt ist unter 700 km, dann wird die Abladung bis 20.00 des selben Tages vorgeschlagen. Hat Auftraggeber anders angegeben, fragt UI nach ob auf bis <text:s/>20.00 <text:s/>des selben Tages geändert werden soll</text:p>
        </text:list-item>
        <text:list-item>
          <text:p text:style-name="P3">Aufträge bis 70km erhalten einen Pauschalpreis</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r.H </meta:initial-creator>
    <meta:creation-date>2012-01-05T16:38:23</meta:creation-date>
    <dc:date>2012-11-19T19:08:28</dc:date>
    <dc:creator>Mr.H </dc:creator>
    <meta:editing-duration>PT00H53M03S</meta:editing-duration>
    <meta:editing-cycles>8</meta:editing-cycles>
    <meta:generator>OpenOffice.org/3.2$Linux OpenOffice.org_project/320m12$Build-9483</meta:generator>
    <meta:document-statistic meta:table-count="0" meta:image-count="0" meta:object-count="0" meta:page-count="1" meta:paragraph-count="27" meta:word-count="233" meta:character-count="1512"/>
  </office:meta>
</office:document-meta>
</file>